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voting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9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27036254" calcext:value-type="float">
            <text:p>3727036254</text:p>
          </table:table-cell>
          <table:table-cell office:value-type="float" office:value="3263777" calcext:value-type="float">
            <text:p>3263777</text:p>
          </table:table-cell>
          <table:table-cell office:value-type="float" office:value="4847231688" calcext:value-type="float">
            <text:p>4847231688</text:p>
          </table:table-cell>
          <table:table-cell office:value-type="float" office:value="3846651058" calcext:value-type="float">
            <text:p>3846651058</text:p>
          </table:table-cell>
          <table:table-cell office:value-type="float" office:value="115126" calcext:value-type="float">
            <text:p>115126</text:p>
          </table:table-cell>
          <table:table-cell office:value-type="float" office:value="5647.68" calcext:value-type="float">
            <text:p>5647.68</text:p>
          </table:table-cell>
          <table:table-cell office:value-type="float" office:value="12424763492" calcext:value-type="float">
            <text:p>1242476349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296" calcext:value-type="float">
            <text:p>10296</text:p>
          </table:table-cell>
          <table:table-cell table:formula="of:=PRODUCT([.C4];1/2200000000)" office:value-type="float" office:value="1.69410738818182" calcext:value-type="float">
            <text:p>1.6941073882</text:p>
          </table:table-cell>
          <table:table-cell table:formula="of:=PRODUCT(SUM([.F4];[.G4]);1/2200000000)" office:value-type="float" office:value="1.74853008363636" calcext:value-type="float">
            <text:p>1.748530083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8204354157" calcext:value-type="float">
            <text:p>8204354157</text:p>
          </table:table-cell>
          <table:table-cell office:value-type="float" office:value="7919880" calcext:value-type="float">
            <text:p>7919880</text:p>
          </table:table-cell>
          <table:table-cell office:value-type="float" office:value="15359863738" calcext:value-type="float">
            <text:p>15359863738</text:p>
          </table:table-cell>
          <table:table-cell office:value-type="float" office:value="9753375779" calcext:value-type="float">
            <text:p>9753375779</text:p>
          </table:table-cell>
          <table:table-cell office:value-type="float" office:value="1174519" calcext:value-type="float">
            <text:p>1174519</text:p>
          </table:table-cell>
          <table:table-cell office:value-type="float" office:value="15149" calcext:value-type="float">
            <text:p>15149</text:p>
          </table:table-cell>
          <table:table-cell office:value-type="float" office:value="33327224274" calcext:value-type="float">
            <text:p>3332722427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292" calcext:value-type="float">
            <text:p>10292</text:p>
          </table:table-cell>
          <table:table-cell table:formula="of:=PRODUCT([.C5];1/2200000000)" office:value-type="float" office:value="3.72925188954545" calcext:value-type="float">
            <text:p>3.7292518895</text:p>
          </table:table-cell>
          <table:table-cell table:formula="of:=PRODUCT(SUM([.F5];[.G5]);1/2200000000)" office:value-type="float" office:value="4.43388649909091" calcext:value-type="float">
            <text:p>4.4338864991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45691792" calcext:value-type="float">
            <text:p>3745691792</text:p>
          </table:table-cell>
          <table:table-cell office:value-type="float" office:value="3046332" calcext:value-type="float">
            <text:p>3046332</text:p>
          </table:table-cell>
          <table:table-cell office:value-type="float" office:value="8333831806" calcext:value-type="float">
            <text:p>8333831806</text:p>
          </table:table-cell>
          <table:table-cell office:value-type="float" office:value="3814395784" calcext:value-type="float">
            <text:p>3814395784</text:p>
          </table:table-cell>
          <table:table-cell office:value-type="float" office:value="713880" calcext:value-type="float">
            <text:p>713880</text:p>
          </table:table-cell>
          <table:table-cell office:value-type="float" office:value="7227.14" calcext:value-type="float">
            <text:p>7227.14</text:p>
          </table:table-cell>
          <table:table-cell office:value-type="float" office:value="15898188640" calcext:value-type="float">
            <text:p>15898188640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0324" calcext:value-type="float">
            <text:p>10324</text:p>
          </table:table-cell>
          <table:table-cell table:formula="of:=PRODUCT([.C6];1/2200000000)" office:value-type="float" office:value="1.70258717818182" calcext:value-type="float">
            <text:p>1.7025871782</text:p>
          </table:table-cell>
          <table:table-cell table:formula="of:=PRODUCT(SUM([.F6];[.G6]);1/2200000000)" office:value-type="float" office:value="1.73414075636364" calcext:value-type="float">
            <text:p>1.734140756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649979684" calcext:value-type="float">
            <text:p>7649979684</text:p>
          </table:table-cell>
          <table:table-cell office:value-type="float" office:value="14138555" calcext:value-type="float">
            <text:p>14138555</text:p>
          </table:table-cell>
          <table:table-cell office:value-type="float" office:value="13151376656" calcext:value-type="float">
            <text:p>13151376656</text:p>
          </table:table-cell>
          <table:table-cell office:value-type="float" office:value="1799860" calcext:value-type="float">
            <text:p>1799860</text:p>
          </table:table-cell>
          <table:table-cell office:value-type="float" office:value="9630529985" calcext:value-type="float">
            <text:p>9630529985</text:p>
          </table:table-cell>
          <table:table-cell office:value-type="float" office:value="13840.8" calcext:value-type="float">
            <text:p>13840.8</text:p>
          </table:table-cell>
          <table:table-cell office:value-type="float" office:value="30448412520" calcext:value-type="float">
            <text:p>30448412520</text:p>
          </table:table-cell>
          <table:table-cell office:value-type="float" office:value="227" calcext:value-type="float">
            <text:p>227</text:p>
          </table:table-cell>
          <table:table-cell office:value-type="float" office:value="277" calcext:value-type="float">
            <text:p>277</text:p>
          </table:table-cell>
          <table:table-cell office:value-type="float" office:value="12708" calcext:value-type="float">
            <text:p>12708</text:p>
          </table:table-cell>
          <table:table-cell table:formula="of:=PRODUCT([.C7];1/2200000000)" office:value-type="float" office:value="3.47726349272727" calcext:value-type="float">
            <text:p>3.4772634927</text:p>
          </table:table-cell>
          <table:table-cell table:formula="of:=PRODUCT(SUM([.F7];[.G7]);1/2200000000)" office:value-type="float" office:value="4.37833174772727" calcext:value-type="float">
            <text:p>4.3783317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231724257" calcext:value-type="float">
            <text:p>8231724257</text:p>
          </table:table-cell>
          <table:table-cell office:value-type="float" office:value="12610397" calcext:value-type="float">
            <text:p>12610397</text:p>
          </table:table-cell>
          <table:table-cell office:value-type="float" office:value="15377039808" calcext:value-type="float">
            <text:p>15377039808</text:p>
          </table:table-cell>
          <table:table-cell office:value-type="float" office:value="8974866857" calcext:value-type="float">
            <text:p>8974866857</text:p>
          </table:table-cell>
          <table:table-cell office:value-type="float" office:value="4524108" calcext:value-type="float">
            <text:p>4524108</text:p>
          </table:table-cell>
          <table:table-cell office:value-type="float" office:value="14818.9" calcext:value-type="float">
            <text:p>14818.9</text:p>
          </table:table-cell>
          <table:table-cell office:value-type="float" office:value="32601378194" calcext:value-type="float">
            <text:p>32601378194</text:p>
          </table:table-cell>
          <table:table-cell office:value-type="float" office:value="501" calcext:value-type="float">
            <text:p>501</text:p>
          </table:table-cell>
          <table:table-cell office:value-type="float" office:value="651" calcext:value-type="float">
            <text:p>651</text:p>
          </table:table-cell>
          <table:table-cell office:value-type="float" office:value="21644" calcext:value-type="float">
            <text:p>21644</text:p>
          </table:table-cell>
          <table:table-cell table:formula="of:=PRODUCT([.C8];1/2200000000)" office:value-type="float" office:value="3.74169284409091" calcext:value-type="float">
            <text:p>3.7416928441</text:p>
          </table:table-cell>
          <table:table-cell table:formula="of:=PRODUCT(SUM([.F8];[.G8]);1/2200000000)" office:value-type="float" office:value="4.08154134772727" calcext:value-type="float">
            <text:p>4.0815413477</text:p>
          </table:table-cell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9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12921818" calcext:value-type="float">
            <text:p>3812921818</text:p>
          </table:table-cell>
          <table:table-cell office:value-type="float" office:value="1776896" calcext:value-type="float">
            <text:p>1776896</text:p>
          </table:table-cell>
          <table:table-cell office:value-type="float" office:value="8728209271" calcext:value-type="float">
            <text:p>8728209271</text:p>
          </table:table-cell>
          <table:table-cell office:value-type="float" office:value="4025777137" calcext:value-type="float">
            <text:p>4025777137</text:p>
          </table:table-cell>
          <table:table-cell office:value-type="float" office:value="67596" calcext:value-type="float">
            <text:p>67596</text:p>
          </table:table-cell>
          <table:table-cell office:value-type="float" office:value="7531.72" calcext:value-type="float">
            <text:p>7531.72</text:p>
          </table:table-cell>
          <table:table-cell office:value-type="float" office:value="16569258098" calcext:value-type="float">
            <text:p>1656925809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332" calcext:value-type="float">
            <text:p>10332</text:p>
          </table:table-cell>
          <table:table-cell table:formula="of:=PRODUCT([.C13];1/2200000000)" office:value-type="float" office:value="1.73314628090909" calcext:value-type="float">
            <text:p>1.7331462809</text:p>
          </table:table-cell>
          <table:table-cell table:formula="of:=PRODUCT(SUM([.F13];[.G13]);1/2200000000)" office:value-type="float" office:value="1.82992942409091" calcext:value-type="float">
            <text:p>1.8299294241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665164186" calcext:value-type="float">
            <text:p>7665164186</text:p>
          </table:table-cell>
          <table:table-cell office:value-type="float" office:value="5970797" calcext:value-type="float">
            <text:p>5970797</text:p>
          </table:table-cell>
          <table:table-cell office:value-type="float" office:value="10995282502" calcext:value-type="float">
            <text:p>10995282502</text:p>
          </table:table-cell>
          <table:table-cell office:value-type="float" office:value="9749999572" calcext:value-type="float">
            <text:p>9749999572</text:p>
          </table:table-cell>
          <table:table-cell office:value-type="float" office:value="651251" calcext:value-type="float">
            <text:p>651251</text:p>
          </table:table-cell>
          <table:table-cell office:value-type="float" office:value="12917.2" calcext:value-type="float">
            <text:p>12917.2</text:p>
          </table:table-cell>
          <table:table-cell office:value-type="float" office:value="28417544400" calcext:value-type="float">
            <text:p>2841754440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0236" calcext:value-type="float">
            <text:p>10236</text:p>
          </table:table-cell>
          <table:table-cell table:formula="of:=PRODUCT([.C14];1/2200000000)" office:value-type="float" office:value="3.48416553909091" calcext:value-type="float">
            <text:p>3.4841655391</text:p>
          </table:table-cell>
          <table:table-cell table:formula="of:=PRODUCT(SUM([.F14];[.G14]);1/2200000000)" office:value-type="float" office:value="4.43211401045455" calcext:value-type="float">
            <text:p>4.4321140105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13719878" calcext:value-type="float">
            <text:p>3713719878</text:p>
          </table:table-cell>
          <table:table-cell office:value-type="float" office:value="3502567" calcext:value-type="float">
            <text:p>3502567</text:p>
          </table:table-cell>
          <table:table-cell office:value-type="float" office:value="6801649765" calcext:value-type="float">
            <text:p>6801649765</text:p>
          </table:table-cell>
          <table:table-cell office:value-type="float" office:value="3873658110" calcext:value-type="float">
            <text:p>3873658110</text:p>
          </table:table-cell>
          <table:table-cell office:value-type="float" office:value="528898" calcext:value-type="float">
            <text:p>528898</text:p>
          </table:table-cell>
          <table:table-cell office:value-type="float" office:value="6542.88" calcext:value-type="float">
            <text:p>6542.88</text:p>
          </table:table-cell>
          <table:table-cell office:value-type="float" office:value="14393512710" calcext:value-type="float">
            <text:p>14393512710</text:p>
          </table:table-cell>
          <table:table-cell office:value-type="float" office:value="105" calcext:value-type="float">
            <text:p>105</text:p>
          </table:table-cell>
          <table:table-cell office:value-type="float" office:value="173" calcext:value-type="float">
            <text:p>173</text:p>
          </table:table-cell>
          <table:table-cell office:value-type="float" office:value="10336" calcext:value-type="float">
            <text:p>10336</text:p>
          </table:table-cell>
          <table:table-cell table:formula="of:=PRODUCT([.C15];1/2200000000)" office:value-type="float" office:value="1.68805449" calcext:value-type="float">
            <text:p>1.68805449</text:p>
          </table:table-cell>
          <table:table-cell table:formula="of:=PRODUCT(SUM([.F15];[.G15]);1/2200000000)" office:value-type="float" office:value="1.76099409454545" calcext:value-type="float">
            <text:p>1.7609940945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8292379594" calcext:value-type="float">
            <text:p>8292379594</text:p>
          </table:table-cell>
          <table:table-cell office:value-type="float" office:value="11756302" calcext:value-type="float">
            <text:p>11756302</text:p>
          </table:table-cell>
          <table:table-cell office:value-type="float" office:value="17612012105" calcext:value-type="float">
            <text:p>17612012105</text:p>
          </table:table-cell>
          <table:table-cell office:value-type="float" office:value="9042500392" calcext:value-type="float">
            <text:p>9042500392</text:p>
          </table:table-cell>
          <table:table-cell office:value-type="float" office:value="2476968" calcext:value-type="float">
            <text:p>2476968</text:p>
          </table:table-cell>
          <table:table-cell office:value-type="float" office:value="15892.5" calcext:value-type="float">
            <text:p>15892.5</text:p>
          </table:table-cell>
          <table:table-cell office:value-type="float" office:value="34961667228" calcext:value-type="float">
            <text:p>34961667228</text:p>
          </table:table-cell>
          <table:table-cell office:value-type="float" office:value="272" calcext:value-type="float">
            <text:p>272</text:p>
          </table:table-cell>
          <table:table-cell office:value-type="float" office:value="383" calcext:value-type="float">
            <text:p>383</text:p>
          </table:table-cell>
          <table:table-cell office:value-type="float" office:value="14784" calcext:value-type="float">
            <text:p>14784</text:p>
          </table:table-cell>
          <table:table-cell table:formula="of:=PRODUCT([.C16];1/2200000000)" office:value-type="float" office:value="3.76926345181818" calcext:value-type="float">
            <text:p>3.7692634518</text:p>
          </table:table-cell>
          <table:table-cell table:formula="of:=PRODUCT(SUM([.F16];[.G16]);1/2200000000)" office:value-type="float" office:value="4.11135334545455" calcext:value-type="float">
            <text:p>4.1113533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600315798" calcext:value-type="float">
            <text:p>7600315798</text:p>
          </table:table-cell>
          <table:table-cell office:value-type="float" office:value="18092770" calcext:value-type="float">
            <text:p>18092770</text:p>
          </table:table-cell>
          <table:table-cell office:value-type="float" office:value="15513214735" calcext:value-type="float">
            <text:p>15513214735</text:p>
          </table:table-cell>
          <table:table-cell office:value-type="float" office:value="9534090932" calcext:value-type="float">
            <text:p>9534090932</text:p>
          </table:table-cell>
          <table:table-cell office:value-type="float" office:value="5296552" calcext:value-type="float">
            <text:p>5296552</text:p>
          </table:table-cell>
          <table:table-cell office:value-type="float" office:value="14851.5" calcext:value-type="float">
            <text:p>14851.5</text:p>
          </table:table-cell>
          <table:table-cell office:value-type="float" office:value="32671689986" calcext:value-type="float">
            <text:p>32671689986</text:p>
          </table:table-cell>
          <table:table-cell office:value-type="float" office:value="488" calcext:value-type="float">
            <text:p>488</text:p>
          </table:table-cell>
          <table:table-cell office:value-type="float" office:value="849" calcext:value-type="float">
            <text:p>849</text:p>
          </table:table-cell>
          <table:table-cell office:value-type="float" office:value="26132" calcext:value-type="float">
            <text:p>26132</text:p>
          </table:table-cell>
          <table:table-cell table:formula="of:=PRODUCT([.C17];1/2200000000)" office:value-type="float" office:value="3.45468899909091" calcext:value-type="float">
            <text:p>3.4546889991</text:p>
          </table:table-cell>
          <table:table-cell table:formula="of:=PRODUCT(SUM([.F17];[.G17]);1/2200000000)" office:value-type="float" office:value="4.33608522" calcext:value-type="float">
            <text:p>4.33608522</text:p>
          </table:table-cell>
        </table:table-row>
        <table:table-row table:style-name="ro1">
          <table:table-cell table:style-name="ce7" table:number-columns-repeated="7"/>
          <table:table-cell table:style-name="ce10" table:number-columns-spanned="2" table:number-rows-spanned="1"/>
          <table:covered-table-cell table:style-name="ce7"/>
          <table:table-cell table:style-name="ce7" table:number-columns-repeated="5"/>
        </table:table-row>
        <table:table-row table:style-name="ro1">
          <table:table-cell table:style-name="ce6" office:value-type="string" calcext:value-type="string" table:number-columns-spanned="14" table:number-rows-spanned="1">
            <text:p>yosys_new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9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table:style-name="ce8" table:number-columns-repeated="7"/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table:style-name="ce8" table:number-columns-repeated="3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8" table:number-columns-repeated="7"/>
          <table:table-cell office:value-type="float" office:value="232" calcext:value-type="float">
            <text:p>232</text:p>
          </table:table-cell>
          <table:table-cell office:value-type="float" office:value="81" calcext:value-type="float">
            <text:p>81</text:p>
          </table:table-cell>
          <table:table-cell table:style-name="ce8" table:number-columns-repeated="3"/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8" calcext:value-type="float">
            <text:p>8</text:p>
          </table:table-cell>
          <table:table-cell table:style-name="ce8" table:number-columns-repeated="7"/>
          <table:table-cell office:value-type="float" office:value="186" calcext:value-type="float">
            <text:p>186</text:p>
          </table:table-cell>
          <table:table-cell office:value-type="float" office:value="105" calcext:value-type="float">
            <text:p>105</text:p>
          </table:table-cell>
          <table:table-cell table:style-name="ce8" table:number-columns-repeated="3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style-name="ce8" table:number-columns-repeated="7"/>
          <table:table-cell office:value-type="float" office:value="476" calcext:value-type="float">
            <text:p>476</text:p>
          </table:table-cell>
          <table:table-cell office:value-type="float" office:value="242" calcext:value-type="float">
            <text:p>242</text:p>
          </table:table-cell>
          <table:table-cell table:style-name="ce8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8" table:number-columns-repeated="7"/>
          <table:table-cell office:value-type="float" office:value="928" calcext:value-type="float">
            <text:p>928</text:p>
          </table:table-cell>
          <table:table-cell office:value-type="float" office:value="565" calcext:value-type="float">
            <text:p>565</text:p>
          </table:table-cell>
          <table:table-cell table:style-name="ce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20:36:08.945126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3T20:38:12.980508813</dc:date>
    <meta:editing-duration>PT1H5M9S</meta:editing-duration>
    <meta:editing-cycles>29</meta:editing-cycles>
    <meta:generator>LibreOffice/5.1.6.2$Linux_X86_64 LibreOffice_project/10m0$Build-2</meta:generator>
    <meta:document-statistic meta:table-count="1" meta:cell-count="197" meta:object-count="0"/>
  </office:meta>
</office:document-meta>
</file>